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3in" svg:height="3.5437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rebuchet MS" style:font-name-asian="Trebuchet M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text-properties style:font-name="Trebuchet MS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Trebuchet MS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htoe, Ronica  (student)</meta:initial-creator>
    <dc:creator>Sahtoe, Ronica  (student)</dc:creator>
    <meta:creation-date>2018-11-27T15:48:00Z</meta:creation-date>
    <dc:date>2018-11-27T19:31:00Z</dc:date>
    <meta:template xlink:href="Normal.dotm" xlink:type="simple"/>
    <meta:editing-cycles>1</meta:editing-cycles>
    <meta:editing-duration>PT13380S</meta:editing-duration>
    <meta:document-statistic meta:page-count="1" meta:paragraph-count="1" meta:word-count="0" meta:character-count="1" meta:row-count="1" meta:non-whitespace-character-count="1"/>
  </office:meta>
</office:document-meta>
</file>